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W audio visual presentation-1 </text:p>
          </draw:text-box>
        </draw:frame>
        <draw:frame presentation:style-name="pr2" draw:layer="layout" svg:width="24.639cm" svg:height="13.927cm" svg:x="1.4cm" svg:y="4.04cm" presentation:class="subtitle" presentation:user-transformed="true">
          <draw:text-box>
            <text:p>60 second talk describing where TW can be deployed and what is involved in setting up a Tunaweza in a country, e.g. Hiring a sales manager to organize registrations, hire and train a CC team and to organize a tekkie team <text:s/>as Personal Tutors.</text:p>
            <text:p>Note: that this will be shown under the DETERMINATION Tab under Registration,Private Tuition &amp; Deployment by-lin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2:03:34</dc:date>
    <meta:editing-duration>PT8M26S</meta:editing-duration>
    <meta:editing-cycles>3</meta:editing-cycles>
    <meta:generator>LibreOffice/3.5$Linux_X86_64 LibreOffice_project/350m1$Build-2</meta:generator>
    <meta:document-statistic meta:object-count="25"/>
  </office:meta>
</office:document-meta>
</file>